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IPA Pゴシック1" svg:font-family="'IPA Pゴシック'"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office:font-face-decls>
  <office:automatic-styles>
    <style:style style:name="P1" style:family="paragraph" style:parent-style-name="Standard">
      <style:text-properties officeooo:rsid="001d4fdb" officeooo:paragraph-rsid="000d53bb"/>
    </style:style>
    <style:style style:name="P2" style:family="paragraph" style:parent-style-name="Preformatted_20_Text">
      <style:text-properties officeooo:rsid="0007a0e0" officeooo:paragraph-rsid="0007a0e0"/>
    </style:style>
    <style:style style:name="P3" style:family="paragraph" style:parent-style-name="Preformatted_20_Text">
      <style:text-properties officeooo:rsid="0007a0e0" officeooo:paragraph-rsid="00085f17"/>
    </style:style>
    <style:style style:name="P4" style:family="paragraph" style:parent-style-name="Preformatted_20_Text">
      <style:text-properties officeooo:rsid="0007a0e0" officeooo:paragraph-rsid="000d53bb"/>
    </style:style>
    <style:style style:name="P5" style:family="paragraph" style:parent-style-name="Preformatted_20_Text">
      <style:text-properties officeooo:rsid="0007a0e0" officeooo:paragraph-rsid="000ef649"/>
    </style:style>
    <style:style style:name="P6" style:family="paragraph" style:parent-style-name="Preformatted_20_Text">
      <style:text-properties officeooo:rsid="0007a0e0" officeooo:paragraph-rsid="001362c5"/>
    </style:style>
    <style:style style:name="P7" style:family="paragraph" style:parent-style-name="Preformatted_20_Text">
      <style:text-properties officeooo:paragraph-rsid="00085f17"/>
    </style:style>
    <style:style style:name="P8" style:family="paragraph" style:parent-style-name="Preformatted_20_Text">
      <style:text-properties officeooo:paragraph-rsid="0009de32"/>
    </style:style>
    <style:style style:name="P9" style:family="paragraph" style:parent-style-name="Preformatted_20_Text">
      <style:text-properties officeooo:rsid="001d4fdb" officeooo:paragraph-rsid="000d53bb"/>
    </style:style>
    <style:style style:name="P10" style:family="paragraph" style:parent-style-name="Preformatted_20_Text">
      <style:text-properties officeooo:paragraph-rsid="000ef649"/>
    </style:style>
    <style:style style:name="P11" style:family="paragraph" style:parent-style-name="Preformatted_20_Text">
      <style:text-properties officeooo:paragraph-rsid="0014cd59"/>
    </style:style>
    <style:style style:name="T1" style:family="text">
      <style:text-properties officeooo:rsid="0007a0e0"/>
    </style:style>
    <style:style style:name="T2" style:family="text">
      <style:text-properties style:language-asian="ja" style:country-asian="JP"/>
    </style:style>
    <style:style style:name="T3" style:family="text">
      <style:text-properties officeooo:rsid="00085f17"/>
    </style:style>
    <style:style style:name="T4" style:family="text">
      <style:text-properties officeooo:rsid="001d4fdb"/>
    </style:style>
    <style:style style:name="T5" style:family="text">
      <style:text-properties style:font-name="Liberation Mono" fo:font-size="10pt" style:font-name-asian="IPA Pゴシック1" style:font-size-asian="10pt" style:font-name-complex="Liberation Mono" style:font-size-complex="10pt"/>
    </style:style>
    <style:style style:name="T6" style:family="text">
      <style:text-properties officeooo:rsid="000e6818"/>
    </style:style>
    <style:style style:name="T7" style:family="text">
      <style:text-properties officeooo:rsid="000e9e32"/>
    </style:style>
    <style:style style:name="T8" style:family="text">
      <style:text-properties officeooo:rsid="0016402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t;?xml version="1.0" encoding="UTF-8"?&gt;</text:p>
      <text:p text:style-name="P2">&lt;language&gt;</text:p>
      <text:p text:style-name="P2"><text:s text:c="4"/>&lt;information&gt;</text:p>
      <text:p text:style-name="P2"><text:s text:c="8"/>&lt;lang_name&gt;Japanese&lt;/lang_name&gt;</text:p>
      <text:p text:style-name="P2"><text:s text:c="8"/>&lt;native_name&gt;简体中文&lt;/native_name&gt;</text:p>
      <text:p text:style-name="P2"><text:s text:c="8"/>&lt;locale&gt;zh_CN&lt;/locale&gt;</text:p>
      <text:p text:style-name="P2"><text:s text:c="8"/>&lt;author&gt;<text:span text:style-name="T3">nextnewstar</text:span>&lt;/author&gt;</text:p>
      <text:p text:style-name="P7"><text:span text:style-name="T1"><text:s text:c="8"/>&lt;sample&gt;</text:span><text:bookmark text:name="tw-target-text"/><text:span text:style-name="T2">怠惰な犬ピースの上の速い茶色のキツネ</text:span><text:span text:style-name="T1">&lt;/sample&gt;</text:span></text:p>
      <text:p text:style-name="P2"><text:s text:c="8"/>&lt;version&gt;1.<text:span text:style-name="T3">0</text:span>&lt;/version&gt;</text:p>
      <text:p text:style-name="P2"><text:s text:c="8"/>&lt;update&gt;http://mothership.cumulusclips.org/updates/languages/<text:span text:style-name="T3">jp_JP</text:span>/&lt;/update&gt;</text:p>
      <text:p text:style-name="P3"><text:s text:c="7"/><text:span text:style-name="T4">&lt;notes&gt;</text:span>&lt;notes/&gt;</text:p>
      <text:p text:style-name="P2"><text:s text:c="4"/>&lt;/information&gt;</text:p>
      <text:p text:style-name="P2"><text:s text:c="4"/>&lt;terms&gt;</text:p>
      <text:p text:style-name="P7"><text:span text:style-name="T1"><text:s text:c="8"/>&lt;search_text&gt;</text:span><text:bookmark text:name="tw-target-text1"/><text:span text:style-name="T2">動画を検索</text:span><text:span text:style-name="T1">...&lt;/search_text&gt;</text:span></text:p>
      <text:p text:style-name="P2"><text:s text:c="8"/>&lt;login&gt;登録&lt;/login&gt;</text:p>
      <text:p text:style-name="P8"><text:span text:style-name="T1"><text:s text:c="8"/>&lt;register&gt;</text:span><text:bookmark text:name="tw-target-text2"/><text:span text:style-name="T2">無料のサインアップ</text:span><text:span text:style-name="T1">&lt;/register&gt;</text:span></text:p>
      <text:p text:style-name="P2"><text:s text:c="8"/>&lt;logout&gt;ログアウト&lt;/logout&gt;</text:p>
      <text:p text:style-name="P2"><text:s text:c="8"/>&lt;account&gt;アカウント&lt;/account&gt;</text:p>
      <text:p text:style-name="P2"><text:s text:c="8"/>&lt;view_my_profile&gt;自分のプロフィールを見る&lt;/view_my_profile&gt;</text:p>
      <text:p text:style-name="P2"><text:s text:c="8"/>&lt;admin_panel&gt;管理画面&lt;/admin_panel&gt;</text:p>
      <text:p text:style-name="P2"><text:s text:c="8"/>&lt;videos&gt;動画&lt;/videos&gt;</text:p>
      <text:p text:style-name="P2"><text:s text:c="8"/>&lt;members&gt;会員&lt;/members&gt;</text:p>
      <text:p text:style-name="P2"><text:s text:c="8"/>&lt;upload&gt;アップロード&lt;/upload&gt;</text:p>
      <text:p text:style-name="P2"><text:s text:c="8"/>&lt;previous&gt;前へ&lt;/previous&gt;</text:p>
      <text:p text:style-name="P2"><text:s text:c="8"/>&lt;next&gt;次へ&lt;/next&gt;</text:p>
      <text:p text:style-name="P2"><text:s text:c="8"/>&lt;yes&gt;はい&lt;/yes&gt;</text:p>
      <text:p text:style-name="P2"><text:s text:c="8"/>&lt;no&gt;いいえ&lt;/no&gt;</text:p>
      <text:p text:style-name="P2"><text:s text:c="8"/>&lt;quick_links&gt;クイックリンク&lt;/quick_links&gt;</text:p>
      <text:p text:style-name="P2"><text:s text:c="8"/>&lt;upload_supported_formats&gt;サポートフォーマット&lt;/upload_supported_formats&gt;</text:p>
      <text:p text:style-name="P2"><text:s text:c="8"/>&lt;video_feed&gt;ビデオフィード&lt;/video_feed&gt;</text:p>
      <text:p text:style-name="P2"><text:s text:c="8"/>&lt;contact&gt;コンタクト&lt;/contact&gt;</text:p>
      <text:p text:style-name="P2"><text:s text:c="8"/>&lt;sitemap&gt;サイトマップ&lt;/sitemap&gt;</text:p>
      <text:p text:style-name="P2"/>
      <text:p text:style-name="P2"><text:s text:c="8"/>&lt;!-- Mobile --&gt;</text:p>
      <text:p text:style-name="P2"><text:s text:c="8"/>&lt;mobile_heading&gt;{SITENAME} モバイル&lt;/mobile_heading&gt;</text:p>
      <text:p text:style-name="P2"><text:s text:c="8"/>&lt;home&gt;ホーム&lt;/home&gt;</text:p>
      <text:p text:style-name="P2"><text:s text:c="8"/>&lt;back&gt;もどる&lt;/back&gt;</text:p>
      <text:p text:style-name="P2"><text:s text:c="8"/>&lt;duration&gt;存続期間&lt;/duration&gt;</text:p>
      <text:p text:style-name="P2"><text:s text:c="8"/>&lt;load_more&gt;さらに読む&lt;/load_more&gt;</text:p>
      <text:p text:style-name="P2"><text:s text:c="8"/>&lt;loading&gt;ローディング&lt;/loading&gt;</text:p>
      <text:p text:style-name="P2"><text:s text:c="8"/>&lt;featured&gt;オススメ&lt;/featured&gt;</text:p>
      <text:p text:style-name="P2"><text:s text:c="8"/>&lt;search&gt;検索&lt;/search&gt;</text:p>
      <text:p text:style-name="P2"><text:s text:c="8"/>&lt;standard_site&gt;標準サイト&lt;/standard_site&gt;</text:p>
      <text:p text:style-name="P4"><text:s text:c="8"/>&lt;device_not_supported&gt;<text:span text:style-name="T2">お使いのデバイスは、ビデオの再生をサポートしていません。</text:span>&lt;/device_not_supported&gt;</text:p>
      <text:p text:style-name="P1"><text:s text:c="7"/><text:span text:style-name="T5">&lt;close&gt;閉じる&lt;/close&gt;</text:span></text:p>
      <text:p text:style-name="P9"><text:s text:c="8"/>&lt;menu&gt;メニュー&lt;/menu&gt;</text:p>
      <text:p text:style-name="P9"><text:s text:c="8"/>&lt;choose_language&gt;言語を選ぶ&lt;/choose_language&gt;</text:p>
      <text:p text:style-name="P9"><text:s text:c="8"/>&lt;suggestions&gt;提案&lt;/suggestions&gt;</text:p>
      <text:p text:style-name="P9"><text:s text:c="8"/>&lt;upload_button&gt;アップロード&lt;/upload_button&gt;</text:p>
      <text:p text:style-name="P9"><text:s text:c="8"/>&lt;post_video_button&gt;動画を投稿&lt;/post_video_button&gt;</text:p>
      <text:p text:style-name="P9"><text:s text:c="8"/>&lt;mobile_upload_header&gt;動画をアップロードする&lt;/mobile_upload_header&gt;</text:p>
      <text:p text:style-name="P9"/>
      <text:p text:style-name="P2"/>
      <text:p text:style-name="P2"><text:s text:c="8"/>&lt;!-- Home Page --&gt;</text:p>
      <text:p text:style-name="P2"><text:s text:c="8"/>&lt;home_header&gt;<text:span text:style-name="T6">NEW</text:span>!&lt;/home_header&gt;</text:p>
      <text:p text:style-name="P2"><text:s text:c="8"/>&lt;advertisement&gt;広告&lt;/advertisement&gt;</text:p>
      <text:p text:style-name="P2"><text:s text:c="8"/>&lt;account_login&gt;ログイン&lt;/account_login&gt;</text:p>
      <text:p text:style-name="P2"><text:s text:c="8"/>&lt;username&gt;ユーザー名&lt;/username&gt;</text:p>
      <text:p text:style-name="P2"><text:s text:c="8"/>&lt;password&gt;パスワード&lt;/password&gt;</text:p>
      <text:p text:style-name="P2"><text:s text:c="8"/>&lt;no_account&gt;アカウントを持っていませんか？無料でサインアップ！&lt;/no_account&gt;</text:p>
      <text:p text:style-name="P2"><text:soft-page-break/><text:s text:c="8"/>&lt;forgot_your_login&gt;パスワードを忘れた?&lt;/forgot_your_login&gt;</text:p>
      <text:p text:style-name="P2"><text:s text:c="8"/>&lt;login_button&gt;ログイン&lt;/login_button&gt;</text:p>
      <text:p text:style-name="P2"/>
      <text:p text:style-name="P2"><text:s text:c="8"/>&lt;!-- Login Page --&gt;</text:p>
      <text:p text:style-name="P2"><text:s text:c="8"/>&lt;login_header&gt;ログイン&lt;/login_header&gt;</text:p>
      <text:p text:style-name="P2"><text:s text:c="8"/>&lt;remember_me&gt;ログイン状態を維持&lt;/remember_me&gt;</text:p>
      <text:p text:style-name="P10"><text:span text:style-name="T1"><text:s text:c="8"/>&lt;forgot_text&gt;</text:span><text:bookmark text:name="tw-target-text4"/><text:span text:style-name="T2">アカウントを登録した電子メールアドレスを入力してください。私たちはあなたのパスワードをリセットし、あなたにそれをメールでお知らせいたします。</text:span><text:span text:style-name="T1">&lt;/forgot_text&gt;</text:span></text:p>
      <text:p text:style-name="P5"><text:s text:c="8"/>&lt;email&gt;<text:span text:style-name="T4">E-mail</text:span>/email&gt;</text:p>
      <text:p text:style-name="P2"><text:s text:c="8"/>&lt;forgot_header&gt;パスワードを忘れました。&lt;/forgot_header&gt;</text:p>
      <text:p text:style-name="P2"><text:s text:c="8"/>&lt;forgot_button&gt;パスワードを忘れました。&lt;/forgot_button&gt;</text:p>
      <text:p text:style-name="P2"/>
      <text:p text:style-name="P2"><text:s text:c="8"/>&lt;!-- Register Page --&gt;</text:p>
      <text:p text:style-name="P2"><text:s text:c="8"/>&lt;register_header&gt;登録&lt;/register_header&gt;</text:p>
      <text:p text:style-name="P2"><text:s text:c="8"/>&lt;register_text&gt;&lt;![CDATA[</text:p>
      <text:p text:style-name="P6"><text:s text:c="8"/>&lt;p&gt;&lt;strong&gt;<text:span text:style-name="T7">Join {SITENAME} Today!</text:span>&lt;/strong&gt;&lt;br&gt;&lt;br&gt;</text:p>
      <text:p text:style-name="P2"><text:s text:c="8"/>入会すると動画をアップロードできたり、他のメンバーの動画を評価したりコメントすることもできます。&lt;/p&gt;</text:p>
      <text:p text:style-name="P2"><text:s text:c="8"/>]]&gt;&lt;/register_text&gt;</text:p>
      <text:p text:style-name="P2"><text:s text:c="8"/>&lt;asterisk&gt;アスタリスク(*)のところは必須です。&lt;/asterisk&gt;</text:p>
      <text:p text:style-name="P11"><text:span text:style-name="T1"><text:s text:c="8"/>&lt;username_req&gt;</text:span><text:bookmark text:name="tw-target-text5"/><text:span text:style-name="T2">ユーザ名は、文字と数字を含めることができ、スペースや特殊文字を含めることはできません</text:span><text:span text:style-name="T1">。&lt;/username_req&gt;</text:span></text:p>
      <text:p text:style-name="P2"><text:s text:c="8"/>&lt;confirm_password&gt;パスワードを確認&lt;/confirm_password&gt;</text:p>
      <text:p text:style-name="P2"><text:s text:c="8"/>&lt;register_button&gt;アカウントを作成します&lt;/register_button&gt;</text:p>
      <text:p text:style-name="P2"><text:s text:c="8"/>&lt;checking_availability&gt;空き状況をチェック&lt;/checking_availability&gt;</text:p>
      <text:p text:style-name="P2"><text:s text:c="8"/>&lt;username_minimum&gt;最低<text:span text:style-name="T8">4文字が必要です。</text:span>&lt;/username_minimum&gt;</text:p>
      <text:p text:style-name="P2"><text:s text:c="8"/>&lt;username_available&gt;このユーザー名は使えます!&lt;/username_available&gt;</text:p>
      <text:p text:style-name="P2"/>
      <text:p text:style-name="P2"><text:s text:c="8"/>&lt;!-- Contact Page --&gt;</text:p>
      <text:p text:style-name="P2"><text:s text:c="8"/>&lt;contact_header&gt;お問い合わせ&lt;/contact_header&gt;</text:p>
      <text:p text:style-name="P2"><text:s text:c="8"/>&lt;contact_text&gt;请填写下面的表格并提交，我们会尽快回复您。由于我们收到的反馈较多，我们看到您这次反馈可能需要一段时间。&lt;/contact_text&gt;</text:p>
      <text:p text:style-name="P2"><text:s text:c="8"/>&lt;name&gt;称呼&lt;/name&gt;</text:p>
      <text:p text:style-name="P2"><text:s text:c="8"/>&lt;message&gt;信息&lt;/message&gt;</text:p>
      <text:p text:style-name="P2"><text:s text:c="8"/>&lt;contact_us&gt;联系我们&lt;/contact_us&gt;</text:p>
      <text:p text:style-name="P2"><text:s text:c="8"/>&lt;contact_button&gt;联系我们&lt;/contact_button&gt;</text:p>
      <text:p text:style-name="P2"/>
      <text:p text:style-name="P2"><text:s text:c="8"/>&lt;!-- Browse Videos Page --&gt;</text:p>
      <text:p text:style-name="P2"><text:s text:c="8"/>&lt;videos_header&gt;浏览视频&lt;/videos_header&gt;</text:p>
      <text:p text:style-name="P2"><text:s text:c="8"/>&lt;viewing&gt;正在查看&lt;/viewing&gt;</text:p>
      <text:p text:style-name="P2"><text:s text:c="8"/>&lt;sorting&gt;排序&lt;/sorting&gt;</text:p>
      <text:p text:style-name="P2"><text:s text:c="8"/>&lt;most_recent&gt;最新上传&lt;/most_recent&gt;</text:p>
      <text:p text:style-name="P2"><text:s text:c="8"/>&lt;most_viewed&gt;最多观看&lt;/most_viewed&gt;</text:p>
      <text:p text:style-name="P2"><text:s text:c="8"/>&lt;most_discussed&gt;最多评论&lt;/most_discussed&gt;</text:p>
      <text:p text:style-name="P2"><text:s text:c="8"/>&lt;most_rated&gt;最多评分&lt;/most_rated&gt;</text:p>
      <text:p text:style-name="P2"><text:s text:c="8"/>&lt;no_videos&gt;暂无视频&lt;/no_videos&gt;</text:p>
      <text:p text:style-name="P2"><text:s text:c="8"/>&lt;by&gt;By&lt;/by&gt;</text:p>
      <text:p text:style-name="P2"/>
      <text:p text:style-name="P2"><text:s text:c="8"/>&lt;!-- Browse Members Page --&gt;</text:p>
      <text:p text:style-name="P2"><text:s text:c="8"/>&lt;members_header&gt;查看会员&lt;/members_header&gt;</text:p>
      <text:p text:style-name="P2"><text:s text:c="8"/>&lt;no_members&gt;暂无注册会员。&lt;/no_members&gt;</text:p>
      <text:p text:style-name="P2"><text:s text:c="8"/>&lt;joined&gt;已加入的&lt;/joined&gt;</text:p>
      <text:p text:style-name="P2"><text:s text:c="8"/>&lt;videos_uploaded&gt;上传过视频的？？？？&lt;/videos_uploaded&gt;</text:p>
      <text:p text:style-name="P2"/>
      <text:p text:style-name="P2"><text:s text:c="8"/>&lt;!-- Member Profile Page --&gt;</text:p>
      <text:p text:style-name="P2"><text:s text:c="8"/>&lt;subscribe&gt;订阅&lt;/subscribe&gt;</text:p>
      <text:p text:style-name="P2"><text:s text:c="8"/>&lt;unsubscribe&gt;取消订阅&lt;/unsubscribe&gt;</text:p>
      <text:p text:style-name="P2"><text:s text:c="8"/>&lt;send_message&gt;发送消息&lt;/send_message&gt;</text:p>
      <text:p text:style-name="P2"><text:s text:c="8"/>&lt;report_abuse&gt;举报&lt;/report_abuse&gt;</text:p>
      <text:p text:style-name="P2"><text:s text:c="8"/>&lt;member_rss&gt;会员最近动态&lt;/member_rss&gt;</text:p>
      <text:p text:style-name="P2"><text:s text:c="8"/>&lt;profile_views&gt;查看资料&lt;/profile_views&gt;</text:p>
      <text:p text:style-name="P2"><text:s text:c="8"/>&lt;subscribers&gt;订阅列表&lt;/subscribers&gt;</text:p>
      <text:p text:style-name="P2"><text:soft-page-break/><text:s text:c="8"/>&lt;website&gt;网站&lt;/website&gt;</text:p>
      <text:p text:style-name="P2"><text:s text:c="8"/>&lt;recent_videos&gt;最新视频&lt;/recent_videos&gt;</text:p>
      <text:p text:style-name="P2"><text:s text:c="8"/>&lt;view_all_videos&gt;查看所有视频&lt;/view_all_videos&gt;</text:p>
      <text:p text:style-name="P2"><text:s text:c="8"/>&lt;no_member_videos&gt;会员现在没有视频。&lt;/no_member_videos&gt;</text:p>
      <text:p text:style-name="P2"><text:s text:c="8"/>&lt;no_member_playlists&gt;会员没有播放列表。&lt;/no_member_playlists&gt;</text:p>
      <text:p text:style-name="P2"><text:s text:c="8"/>&lt;watch_all&gt;查看所有&lt;/watch_all&gt;</text:p>
      <text:p text:style-name="P2"/>
      <text:p text:style-name="P2"><text:s text:c="8"/>&lt;!-- Member Videos Page --&gt;</text:p>
      <text:p text:style-name="P2"><text:s text:c="8"/>&lt;videos_by&gt;观看者&lt;/videos_by&gt;</text:p>
      <text:p text:style-name="P2"><text:s text:c="8"/>&lt;go_to_profile&gt;跳转到个人资料&lt;/go_to_profile&gt;</text:p>
      <text:p text:style-name="P2"/>
      <text:p text:style-name="P2"><text:s text:c="8"/>&lt;!-- Play Video Page --&gt;</text:p>
      <text:p text:style-name="P2"><text:s text:c="8"/>&lt;like&gt;赞&lt;/like&gt;</text:p>
      <text:p text:style-name="P2"><text:s text:c="8"/>&lt;dislike&gt;踩&lt;/dislike&gt;</text:p>
      <text:p text:style-name="P2"><text:s text:c="8"/>&lt;about&gt;关于&lt;/about&gt;</text:p>
      <text:p text:style-name="P2"><text:s text:c="8"/>&lt;share&gt;分享&lt;/share&gt;</text:p>
      <text:p text:style-name="P2"><text:s text:c="8"/>&lt;embed&gt;嵌入&lt;/embed&gt;</text:p>
      <text:p text:style-name="P2"><text:s text:c="8"/>&lt;embed_text&gt;复制并粘贴到您的网站或博客&lt;/embed_text&gt;</text:p>
      <text:p text:style-name="P2"><text:s text:c="8"/>&lt;add&gt;添加&lt;/add&gt;</text:p>
      <text:p text:style-name="P2"><text:s text:c="8"/>&lt;add_to&gt;添加到&lt;/add_to&gt;</text:p>
      <text:p text:style-name="P2"><text:s text:c="8"/>&lt;favorite&gt;喜欢&lt;/favorite&gt;</text:p>
      <text:p text:style-name="P2"><text:s text:c="8"/>&lt;favorites&gt;喜欢列表&lt;/favorites&gt;</text:p>
      <text:p text:style-name="P2"><text:s text:c="8"/>&lt;watch_later&gt;稍后观看&lt;/watch_later&gt;</text:p>
      <text:p text:style-name="P2"><text:s text:c="8"/>&lt;playlists&gt;播放列表&lt;/playlists&gt;</text:p>
      <text:p text:style-name="P2"><text:s text:c="8"/>&lt;playlist_login&gt;&lt;![CDATA[您需要 &lt;a href="{HOST}/login/"&gt;登陆&lt;/a&gt;后即可将视频添加到播放列表。]]&gt;&lt;/playlist_login&gt;</text:p>
      <text:p text:style-name="P2"><text:s text:c="8"/>&lt;create_new_playlist&gt;创建新的播放列表&lt;/create_new_playlist&gt;</text:p>
      <text:p text:style-name="P2"><text:s text:c="8"/>&lt;playlist_name&gt;播放列表名&lt;/playlist_name&gt;</text:p>
      <text:p text:style-name="P2"><text:s text:c="8"/>&lt;visibility&gt;Visibility&lt;/visibility&gt;</text:p>
      <text:p text:style-name="P2"><text:s text:c="8"/>&lt;public&gt;Public&lt;/public&gt;</text:p>
      <text:p text:style-name="P2"><text:s text:c="8"/>&lt;create_playlist_button&gt;创建播放列表&lt;/create_playlist_button&gt;</text:p>
      <text:p text:style-name="P2"><text:s text:c="8"/>&lt;flag&gt;举报&lt;/flag&gt;</text:p>
      <text:p text:style-name="P2"><text:s text:c="8"/>&lt;date_uploaded&gt;上传日期&lt;/date_uploaded&gt;</text:p>
      <text:p text:style-name="P2"><text:s text:c="8"/>&lt;comments_header&gt;视频评论&lt;/comments_header&gt;</text:p>
      <text:p text:style-name="P2"><text:s text:c="8"/>&lt;view_all_comments&gt;查看所有评论&lt;/view_all_comments&gt;</text:p>
      <text:p text:style-name="P2"><text:s text:c="8"/>&lt;comments_total&gt;全部评论&lt;/comments_total&gt;</text:p>
      <text:p text:style-name="P2"><text:s text:c="8"/>&lt;posted&gt;发布者&lt;/posted&gt;</text:p>
      <text:p text:style-name="P2"><text:s text:c="8"/>&lt;date_posted&gt;发布日期&lt;/date_posted&gt;</text:p>
      <text:p text:style-name="P2"><text:s text:c="8"/>&lt;comments_post_header&gt;发表评论&lt;/comments_post_header&gt;</text:p>
      <text:p text:style-name="P2"><text:s text:c="8"/>&lt;optional&gt;可选&lt;/optional&gt;</text:p>
      <text:p text:style-name="P2"><text:s text:c="8"/>&lt;comments&gt;评论&lt;/comments&gt;</text:p>
      <text:p text:style-name="P2"><text:s text:c="8"/>&lt;reply_to&gt;回复评论&lt;/reply_to&gt;</text:p>
      <text:p text:style-name="P2"><text:s text:c="8"/>&lt;comments_closed&gt;评论功能已关闭&lt;/comments_closed&gt;</text:p>
      <text:p text:style-name="P2"><text:s text:c="8"/>&lt;comments_login&gt;&lt;![CDATA[</text:p>
      <text:p text:style-name="P2"><text:s text:c="8"/>&lt;a href="{LOGIN_LINK}"&gt;登陆&lt;/a&gt; 或 &lt;a href="{REGISTER_LINK}"&gt;注册&lt;/a&gt; 后发表评论</text:p>
      <text:p text:style-name="P2"><text:s text:c="8"/>]]&gt;&lt;/comments_login&gt;</text:p>
      <text:p text:style-name="P2"><text:s text:c="8"/>&lt;comments_button&gt;发表评论&lt;/comments_button&gt;</text:p>
      <text:p text:style-name="P2"><text:s text:c="8"/>&lt;suggestions_header&gt;推荐&lt;/suggestions_header&gt;</text:p>
      <text:p text:style-name="P2"><text:s text:c="8"/>&lt;no_suggestions&gt;没有推荐&lt;/no_suggestions&gt;</text:p>
      <text:p text:style-name="P2"><text:s text:c="8"/>&lt;views&gt;播放次数&lt;/views&gt;</text:p>
      <text:p text:style-name="P2"><text:s text:c="8"/>&lt;gated_video&gt;登陆后才能查看该视频。&lt;/gated_video&gt;</text:p>
      <text:p text:style-name="P2"><text:s text:c="8"/>&lt;video_unavailable&gt;视频不能播放&lt;/video_unavailable&gt;</text:p>
      <text:p text:style-name="P2"><text:s text:c="8"/>&lt;embed_disabled&gt;&lt;![CDATA[</text:p>
      <text:p text:style-name="P2"><text:s text:c="8"/>此视频已禁止嵌入，您可以再&lt;a target="_top" href="{LINK}"&gt;{SITENAME}&lt;/a&gt;观看。</text:p>
      <text:p text:style-name="P2"><text:s text:c="8"/>]]&gt;&lt;/embed_disabled&gt;</text:p>
      <text:p text:style-name="P2"><text:s text:c="8"/>&lt;no_playback&gt;无视频回放功能。&lt;/no_playback&gt;</text:p>
      <text:p text:style-name="P2"/>
      <text:p text:style-name="P2"><text:s text:c="8"/>&lt;!-- Comments Page --&gt;</text:p>
      <text:p text:style-name="P2"><text:s text:c="8"/>&lt;comments_for&gt;Viewing comments for&lt;/comments_for&gt;</text:p>
      <text:p text:style-name="P2"><text:s text:c="8"/>&lt;no_comments&gt;此视频暂无评论。&lt;/no_comments&gt;</text:p>
      <text:p text:style-name="P2"/>
      <text:p text:style-name="P2"><text:soft-page-break/><text:s text:c="8"/>&lt;!-- Search Page --&gt;</text:p>
      <text:p text:style-name="P2"><text:s text:c="8"/>&lt;search_header&gt;搜索视频&lt;/search_header&gt;</text:p>
      <text:p text:style-name="P2"><text:s text:c="8"/>&lt;results_for&gt;搜索结果&lt;/results_for&gt;</text:p>
      <text:p text:style-name="P2"><text:s text:c="8"/>&lt;no_results&gt;无搜索结果&lt;/no_results&gt;</text:p>
      <text:p text:style-name="P2"/>
      <text:p text:style-name="P2"><text:s text:c="8"/>&lt;!-- Opt-Out Page --&gt;</text:p>
      <text:p text:style-name="P2"><text:s text:c="8"/>&lt;opt_out_header&gt;解绑此邮件地址&lt;/opt_out_header&gt;</text:p>
      <text:p text:style-name="P2"><text:s text:c="8"/>&lt;opt_out_text&gt;&lt;![CDATA[</text:p>
      <text:p text:style-name="P2"><text:s text:c="8"/>您的邮件地址已从所有邮件列表中删除，如果您想要修改您的邮箱偏好，那么可以访点击&lt;a href="{LINK}"&gt;账户个性化设置&lt;/a&gt;。</text:p>
      <text:p text:style-name="P2"><text:s text:c="8"/>]]&gt;&lt;/opt_out_text&gt;</text:p>
      <text:p text:style-name="P2"/>
      <text:p text:style-name="P2"><text:s text:c="8"/>&lt;!-- Activate Account Page --&gt;</text:p>
      <text:p text:style-name="P2"><text:s text:c="8"/>&lt;activate_header&gt;激活账号&lt;/activate_header&gt;</text:p>
      <text:p text:style-name="P2"><text:s text:c="8"/>&lt;activate_success&gt;&lt;![CDATA[</text:p>
      <text:p text:style-name="P2"><text:s text:c="8"/>谢谢您！您的账号已激活！&lt;a href="{HOST}/account/"&gt;进入我的账号&lt;/a&gt;</text:p>
      <text:p text:style-name="P2"><text:s text:c="8"/>]]&gt;&lt;/activate_success&gt;</text:p>
      <text:p text:style-name="P2"><text:s text:c="8"/>&lt;activate_approve&gt;谢谢您！您的账号已激活，但仍需要我们的管理团队批准才能登陆。一旦批准完成我们会立刻通知您。&lt;/activate_approve&gt;</text:p>
      <text:p text:style-name="P2"><text:s text:c="8"/>&lt;activate_error&gt;&lt;![CDATA[</text:p>
      <text:p text:style-name="P2"><text:s text:c="8"/>无效的代码，请检查您输入的代码是否正确。您的账号可能已经激活，如果您忘记了密码，请&lt;a href="{HOST}/login/forgot/"&gt;点击这里&lt;/a&gt;找回密码。</text:p>
      <text:p text:style-name="P2"><text:s text:c="8"/>]]&gt;&lt;/activate_error&gt;</text:p>
      <text:p text:style-name="P2"/>
      <text:p text:style-name="P2"><text:s text:c="8"/>&lt;!-- 404 Page --&gt;</text:p>
      <text:p text:style-name="P2"><text:s text:c="8"/>&lt;system_404_header&gt;404 - 页面未找到&lt;/system_404_header&gt;</text:p>
      <text:p text:style-name="P2"><text:s text:c="8"/>&lt;system_404_sub_header&gt;哦！&lt;/system_404_sub_header&gt;</text:p>
      <text:p text:style-name="P2"><text:s text:c="8"/>&lt;system_404_text&gt;您查找的页面不存在或已被移动到其他地方。&lt;/system_404_text&gt;</text:p>
      <text:p text:style-name="P2"/>
      <text:p text:style-name="P2"><text:s text:c="8"/>&lt;!-- System Error Page --&gt;</text:p>
      <text:p text:style-name="P2"><text:s text:c="8"/>&lt;system_error_header&gt;系统出错&lt;/system_error_header&gt;</text:p>
      <text:p text:style-name="P2"><text:s text:c="8"/>&lt;system_error_text&gt;由于系统错误，您现在无法继续，给您带来的不便敬请谅解。&lt;/system_error_text&gt;</text:p>
      <text:p text:style-name="P2"/>
      <text:p text:style-name="P2"><text:s text:c="8"/>&lt;!-- My Account / Home Page --&gt;</text:p>
      <text:p text:style-name="P2"><text:s text:c="8"/>&lt;account_header&gt;欢迎&lt;/account_header&gt;</text:p>
      <text:p text:style-name="P2"><text:s text:c="8"/>&lt;last_login&gt;上次登录&lt;/last_login&gt;</text:p>
      <text:p text:style-name="P2"><text:s text:c="8"/>&lt;edit_avatar&gt;编辑头像&lt;/edit_avatar&gt;</text:p>
      <text:p text:style-name="P2"><text:s text:c="8"/>&lt;new_messages&gt;您有新的未读消息！&lt;/new_messages&gt;</text:p>
      <text:p text:style-name="P2"><text:s text:c="8"/>&lt;account_menu_header&gt;账号菜单&lt;/account_menu_header&gt;</text:p>
      <text:p text:style-name="P2"><text:s text:c="8"/>&lt;manage_media&gt;管理媒体&lt;/manage_media&gt;</text:p>
      <text:p text:style-name="P2"><text:s text:c="8"/>&lt;upload_video&gt;上传视频&lt;/upload_video&gt;</text:p>
      <text:p text:style-name="P2"><text:s text:c="8"/>&lt;my_videos&gt;我的视频&lt;/my_videos&gt;</text:p>
      <text:p text:style-name="P2"><text:s text:c="8"/>&lt;my_playlists&gt;我的播放列表&lt;/my_playlists&gt;</text:p>
      <text:p text:style-name="P2"><text:s text:c="8"/>&lt;account_settings&gt;账号设置&lt;/account_settings&gt;</text:p>
      <text:p text:style-name="P2"><text:s text:c="8"/>&lt;update_profile&gt;更新会员信息&lt;/update_profile&gt;</text:p>
      <text:p text:style-name="P2"><text:s text:c="8"/>&lt;privacy_settings&gt;隐私设置&lt;/privacy_settings&gt;</text:p>
      <text:p text:style-name="P2"><text:s text:c="8"/>&lt;change_password&gt;更改密码&lt;/change_password&gt;</text:p>
      <text:p text:style-name="P2"><text:s text:c="8"/>&lt;community&gt;社区&lt;/community&gt;</text:p>
      <text:p text:style-name="P2"><text:s text:c="8"/>&lt;my_subscriptions&gt;我的订阅&lt;/my_subscriptions&gt;</text:p>
      <text:p text:style-name="P2"><text:s text:c="8"/>&lt;my_subscribers&gt;查看我的订阅&lt;/my_subscribers&gt;</text:p>
      <text:p text:style-name="P2"><text:s text:c="8"/>&lt;inbox&gt;收件箱&lt;/inbox&gt;</text:p>
      <text:p text:style-name="P2"/>
      <text:p text:style-name="P2"><text:s text:c="8"/>&lt;!-- My Account / Update Video Page --&gt;</text:p>
      <text:p text:style-name="P2"><text:s text:c="8"/>&lt;update_video_header&gt;编辑视频&lt;/update_video_header&gt;</text:p>
      <text:p text:style-name="P2"><text:s text:c="8"/>&lt;update_video_button&gt;更新视频&lt;/update_video_button&gt;</text:p>
      <text:p text:style-name="P2"><text:s text:c="8"/>&lt;back_to_videos&gt;返回视频&lt;/back_to_videos&gt;</text:p>
      <text:p text:style-name="P2"/>
      <text:p text:style-name="P2"><text:s text:c="8"/>&lt;!-- My Account / My Videos Page --&gt;</text:p>
      <text:p text:style-name="P2"><text:s text:c="8"/>&lt;my_videos_header&gt;我的视频&lt;/my_videos_header&gt;</text:p>
      <text:p text:style-name="P2"><text:s text:c="8"/>&lt;no_user_videos&gt;您还没有上传视频。&lt;/no_user_videos&gt;</text:p>
      <text:p text:style-name="P2"><text:s text:c="8"/>&lt;edit_video&gt;编辑视频&lt;/edit_video&gt;</text:p>
      <text:p text:style-name="P2"><text:soft-page-break/><text:s text:c="8"/>&lt;delete_video&gt;删除视频&lt;/delete_video&gt;</text:p>
      <text:p text:style-name="P2"><text:s text:c="8"/>&lt;pending_conversion&gt;等待转码&lt;/pending_conversion&gt;</text:p>
      <text:p text:style-name="P2"><text:s text:c="8"/>&lt;processing&gt;转码中&lt;/processing&gt;</text:p>
      <text:p text:style-name="P2"><text:s text:c="8"/>&lt;pending_approval&gt;等待审批&lt;/pending_approval&gt;</text:p>
      <text:p text:style-name="P2"/>
      <text:p text:style-name="P2"><text:s text:c="8"/>&lt;!-- My Account / Playlists Page --&gt;</text:p>
      <text:p text:style-name="P2"><text:s text:c="8"/>&lt;playlists_header&gt;我的播放列表&lt;/playlists_header&gt;</text:p>
      <text:p text:style-name="P2"><text:s text:c="8"/>&lt;delete_playlist&gt;删除播放列表&lt;/delete_playlist&gt;</text:p>
      <text:p text:style-name="P2"><text:s text:c="8"/>&lt;edit_playlist&gt;编辑播放列表&lt;/edit_playlist&gt;</text:p>
      <text:p text:style-name="P2"><text:s text:c="8"/>&lt;no_playlists&gt;您还没有创建视频列表&lt;/no_playlists&gt;</text:p>
      <text:p text:style-name="P2"/>
      <text:p text:style-name="P2"><text:s text:c="8"/>&lt;!-- My Account / Playlist Edit Page --&gt;</text:p>
      <text:p text:style-name="P2"><text:s text:c="8"/>&lt;playlists_edit_header&gt;编辑播放列表&lt;/playlists_edit_header&gt;</text:p>
      <text:p text:style-name="P2"><text:s text:c="8"/>&lt;back_to_playlists&gt;返回视频列表&lt;/back_to_playlists&gt;</text:p>
      <text:p text:style-name="P2"><text:s text:c="8"/>&lt;update_playlist_header&gt;更新播放列表详情&lt;/update_playlist_header&gt;</text:p>
      <text:p text:style-name="P2"><text:s text:c="8"/>&lt;update_playlist_button&gt;更新播放列表&lt;/update_playlist_button&gt;</text:p>
      <text:p text:style-name="P2"><text:s text:c="8"/>&lt;playlist_videos&gt;播放列表视频&lt;/playlist_videos&gt;</text:p>
      <text:p text:style-name="P2"><text:s text:c="8"/>&lt;no_videos_playlist&gt;播放列表里现在还没有视频。&lt;/no_videos_playlist&gt;</text:p>
      <text:p text:style-name="P2"><text:s text:c="8"/>&lt;remove_playlist_video&gt;从播放列表中删除&lt;/remove_playlist_video&gt;</text:p>
      <text:p text:style-name="P2"/>
      <text:p text:style-name="P2"><text:s text:c="8"/>&lt;!-- My Account / Edit Profile Page --&gt;</text:p>
      <text:p text:style-name="P2"><text:s text:c="8"/>&lt;profile_header&gt;更新个人资料&lt;/profile_header&gt;</text:p>
      <text:p text:style-name="P2"><text:s text:c="8"/>&lt;personal_header&gt;编辑个人信息&lt;/personal_header&gt;</text:p>
      <text:p text:style-name="P2"><text:s text:c="8"/>&lt;first_name&gt;名&lt;/first_name&gt;</text:p>
      <text:p text:style-name="P2"><text:s text:c="8"/>&lt;last_name&gt;姓&lt;/last_name&gt;</text:p>
      <text:p text:style-name="P2"><text:s text:c="8"/>&lt;about_me&gt;关于我&lt;/about_me&gt;</text:p>
      <text:p text:style-name="P2"><text:s text:c="8"/>&lt;profile_button&gt;更新个人资料&lt;/profile_button&gt;</text:p>
      <text:p text:style-name="P2"><text:s text:c="8"/>&lt;update_avatar_header&gt;更新头像&lt;/update_avatar_header&gt;</text:p>
      <text:p text:style-name="P2"><text:s text:c="8"/>&lt;update_avatar_text&gt;&lt;![CDATA[</text:p>
      <text:p text:style-name="P2"><text:s text:c="8"/>&lt;p&gt;您的头像会显示在您的视频、评论和其他地方。&lt;/p&gt;</text:p>
      <text:p text:style-name="P2"><text:s text:c="8"/>&lt;p&gt;如果您上传了新的头像，原有的头像会被替换。&lt;/p&gt;</text:p>
      <text:p text:style-name="P2"><text:s text:c="8"/>&lt;p&gt;从您的电脑选择一张图片(jpeg, gif, png)。图片最大允许30K。&lt;/p&gt;</text:p>
      <text:p text:style-name="P2"><text:s text:c="8"/>]]&gt;&lt;/update_avatar_text&gt;</text:p>
      <text:p text:style-name="P2"><text:s text:c="8"/>&lt;current_avatar&gt;目前头像&lt;/current_avatar&gt;</text:p>
      <text:p text:style-name="P2"><text:s text:c="8"/>&lt;reset_avatar&gt;重设头像&lt;/reset_avatar&gt;</text:p>
      <text:p text:style-name="P2"><text:s text:c="8"/>&lt;browse_files_button&gt;浏览&lt;/browse_files_button&gt;</text:p>
      <text:p text:style-name="P2"><text:s text:c="8"/>&lt;update_avatar_button&gt;上传头像&lt;/update_avatar_button&gt;</text:p>
      <text:p text:style-name="P2"/>
      <text:p text:style-name="P2"><text:s text:c="8"/>&lt;!-- My Account / Privacy Settings Page --&gt;</text:p>
      <text:p text:style-name="P2"><text:s text:c="8"/>&lt;privacy_settings_header&gt;隐私设置&lt;/privacy_settings_header&gt;</text:p>
      <text:p text:style-name="P2"><text:s text:c="8"/>&lt;alert_comment&gt;当视频被评论后给我发送邮件。&lt;/alert_comment&gt;</text:p>
      <text:p text:style-name="P2"><text:s text:c="8"/>&lt;alert_video&gt;订阅的会员有新视频时通知我。&lt;/alert_video&gt;</text:p>
      <text:p text:style-name="P2"><text:s text:c="8"/>&lt;alert_message&gt;收到信息时给我发邮件。&lt;/alert_message&gt;</text:p>
      <text:p text:style-name="P2"><text:s text:c="8"/>&lt;alert_video_ready&gt;当我上传的视频转码完毕并能播放时通知我。&lt;/alert_video_ready&gt;</text:p>
      <text:p text:style-name="P2"><text:s text:c="8"/>&lt;alert_comment_reply&gt;当有人回复我的评论时通知我。&lt;/alert_comment_reply&gt;</text:p>
      <text:p text:style-name="P2"><text:s text:c="8"/>&lt;privacy_settings_button&gt;更新隐私&lt;/privacy_settings_button&gt;</text:p>
      <text:p text:style-name="P2"/>
      <text:p text:style-name="P2"><text:s text:c="8"/>&lt;!-- My Account / Change Password Page --&gt;</text:p>
      <text:p text:style-name="P2"><text:s text:c="8"/>&lt;change_password_header&gt;更改密码&lt;/change_password_header&gt;</text:p>
      <text:p text:style-name="P2"><text:s text:c="8"/>&lt;change_password_text&gt;密码应在6-10字符之间，可以是大写字母、小写字母、数字和特殊字符。&lt;/change_password_text&gt;</text:p>
      <text:p text:style-name="P2"><text:s text:c="8"/>&lt;new_password&gt;新密码&lt;/new_password&gt;</text:p>
      <text:p text:style-name="P2"><text:s text:c="8"/>&lt;change_password_button&gt;重置密码&lt;/change_password_button&gt;</text:p>
      <text:p text:style-name="P2"/>
      <text:p text:style-name="P2"><text:s text:c="8"/>&lt;!-- My Account / View My Subscriptions Page --&gt;</text:p>
      <text:p text:style-name="P2"><text:s text:c="8"/>&lt;subscriptions_header&gt;我的订阅&lt;/subscriptions_header&gt;</text:p>
      <text:p text:style-name="P2"><text:s text:c="8"/>&lt;confirm_subscription&gt;您将取消订阅这个会员。确定继续吗？&lt;/confirm_subscription&gt;</text:p>
      <text:p text:style-name="P2"><text:s text:c="8"/>&lt;no_subscriptions&gt;您还没有订阅任何会员。&lt;/no_subscriptions&gt;</text:p>
      <text:p text:style-name="P2"/>
      <text:p text:style-name="P2"><text:s text:c="8"/>&lt;!-- My Account / View My Subscribers Page --&gt;</text:p>
      <text:p text:style-name="P2"><text:s text:c="8"/>&lt;subscribers_header&gt;我的订阅&lt;/subscribers_header&gt;</text:p>
      <text:p text:style-name="P2"><text:s text:c="8"/>&lt;no_subscribers&gt;还没有人订阅您。&lt;/no_subscribers&gt;</text:p>
      <text:p text:style-name="P2"><text:soft-page-break/></text:p>
      <text:p text:style-name="P2"><text:s text:c="8"/>&lt;!-- My Account / Message Inbox Page --&gt;</text:p>
      <text:p text:style-name="P2"><text:s text:c="8"/>&lt;message_inbox_header&gt;收件箱&lt;/message_inbox_header&gt;</text:p>
      <text:p text:style-name="P2"><text:s text:c="8"/>&lt;purge&gt;清空&lt;/purge&gt;</text:p>
      <text:p text:style-name="P2"><text:s text:c="8"/>&lt;message_status&gt;状态&lt;/message_status&gt;</text:p>
      <text:p text:style-name="P2"><text:s text:c="8"/>&lt;read&gt;已读&lt;/read&gt;</text:p>
      <text:p text:style-name="P2"><text:s text:c="8"/>&lt;unread&gt;未读&lt;/unread&gt;</text:p>
      <text:p text:style-name="P2"><text:s text:c="8"/>&lt;subject&gt;标题&lt;/subject&gt;</text:p>
      <text:p text:style-name="P2"><text:s text:c="8"/>&lt;sender&gt;发信人&lt;/sender&gt;</text:p>
      <text:p text:style-name="P2"><text:s text:c="8"/>&lt;date&gt;日期&lt;/date&gt;</text:p>
      <text:p text:style-name="P2"><text:s text:c="8"/>&lt;purge_button&gt;删除信息&lt;/purge_button&gt;</text:p>
      <text:p text:style-name="P2"><text:s text:c="8"/>&lt;no_messages&gt;没有信息&lt;/no_messages&gt;</text:p>
      <text:p text:style-name="P2"/>
      <text:p text:style-name="P2"><text:s text:c="8"/>&lt;!-- My Account / Read Message Page --&gt;</text:p>
      <text:p text:style-name="P2"><text:s text:c="8"/>&lt;message_read_header&gt;已读信息&lt;/message_read_header&gt;</text:p>
      <text:p text:style-name="P2"><text:s text:c="8"/>&lt;return_inbox&gt;返回收件箱&lt;/return_inbox&gt;</text:p>
      <text:p text:style-name="P2"><text:s text:c="8"/>&lt;reply&gt;回复&lt;/reply&gt;</text:p>
      <text:p text:style-name="P2"><text:s text:c="8"/>&lt;delete&gt;删除&lt;/delete&gt;</text:p>
      <text:p text:style-name="P2"/>
      <text:p text:style-name="P2"><text:s text:c="8"/>&lt;!-- My Account / Send Message Page --&gt;</text:p>
      <text:p text:style-name="P2"><text:s text:c="8"/>&lt;message_send_header&gt;发送信息&lt;/message_send_header&gt;</text:p>
      <text:p text:style-name="P2"><text:s text:c="8"/>&lt;to&gt;To&lt;/to&gt;</text:p>
      <text:p text:style-name="P2"><text:s text:c="8"/>&lt;members_username&gt;会员用户名&lt;/members_username&gt;</text:p>
      <text:p text:style-name="P2"><text:s text:c="8"/>&lt;message_send_button&gt;发送消息&lt;/message_send_button&gt;</text:p>
      <text:p text:style-name="P2"/>
      <text:p text:style-name="P2"><text:s text:c="8"/>&lt;!-- My Account / Upload - Video Information Page --&gt;</text:p>
      <text:p text:style-name="P2"><text:s text:c="8"/>&lt;upload_header&gt;上传第一步：视频信息&lt;/upload_header&gt;</text:p>
      <text:p text:style-name="P2"><text:s text:c="8"/>&lt;title&gt;标题&lt;/title&gt;</text:p>
      <text:p text:style-name="P2"><text:s text:c="8"/>&lt;description&gt;描述&lt;/description&gt;</text:p>
      <text:p text:style-name="P2"><text:s text:c="8"/>&lt;tags&gt;标签&lt;/tags&gt;</text:p>
      <text:p text:style-name="P2"><text:s text:c="8"/>&lt;comma_delimited&gt;用英文逗号分隔&lt;/comma_delimited&gt;</text:p>
      <text:p text:style-name="P2"><text:s text:c="8"/>&lt;category&gt;分类&lt;/category&gt;</text:p>
      <text:p text:style-name="P2"><text:s text:c="8"/>&lt;disable_embed&gt;禁用嵌入&lt;/disable_embed&gt;</text:p>
      <text:p text:style-name="P2"><text:s text:c="8"/>&lt;disable_embed_description&gt;视频不能嵌入第三方网站&lt;/disable_embed_description&gt;</text:p>
      <text:p text:style-name="P2"><text:s text:c="8"/>&lt;gated&gt;Gated&lt;/gated&gt;</text:p>
      <text:p text:style-name="P2"><text:s text:c="8"/>&lt;gated_description&gt;只有已登录的会员才能观看视频&lt;/gated_description&gt;</text:p>
      <text:p text:style-name="P2"><text:s text:c="8"/>&lt;private&gt;私有&lt;/private&gt;</text:p>
      <text:p text:style-name="P2"><text:s text:c="8"/>&lt;private_description&gt;该视频只有您和有私有地址的人才能观看&lt;/private_description&gt;</text:p>
      <text:p text:style-name="P2"><text:s text:c="8"/>&lt;private_url&gt;私有地址&lt;/private_url&gt;</text:p>
      <text:p text:style-name="P2"><text:s text:c="8"/>&lt;regenerate&gt;重置&lt;/regenerate&gt;</text:p>
      <text:p text:style-name="P2"><text:s text:c="8"/>&lt;closeComments&gt;关闭评论&lt;/closeComments&gt;</text:p>
      <text:p text:style-name="P2"><text:s text:c="8"/>&lt;closeCommentsDescription&gt;允许评论视频&lt;/closeCommentsDescription&gt;</text:p>
      <text:p text:style-name="P2"><text:s text:c="8"/>&lt;submit_button&gt;提交&lt;/submit_button&gt;</text:p>
      <text:p text:style-name="P2"/>
      <text:p text:style-name="P2"><text:s text:c="8"/>&lt;!-- My Account / Upload - Video Upload Page --&gt;</text:p>
      <text:p text:style-name="P2"><text:s text:c="8"/>&lt;upload_video_header&gt;上传第二步 -上传视频&lt;/upload_video_header&gt;</text:p>
      <text:p text:style-name="P2"><text:s text:c="8"/>&lt;upload_video_text&gt;从您的电脑硬盘中选择要上传的视频。请确保视没有侵犯任何版权。我们保留无论任何原因随时删除任意视频的权利。&lt;/upload_video_text&gt;</text:p>
      <text:p text:style-name="P2"><text:s text:c="8"/>&lt;filesize_limit&gt;文件大小限制是&lt;/filesize_limit&gt;</text:p>
      <text:p text:style-name="P2"><text:s text:c="8"/>&lt;cancel&gt;取消&lt;/cancel&gt;</text:p>
      <text:p text:style-name="P2"><text:s text:c="8"/>&lt;upload_video_button&gt;上传视频&lt;/upload_video_button&gt;</text:p>
      <text:p text:style-name="P2"/>
      <text:p text:style-name="P2"><text:s text:c="8"/>&lt;!-- My Account / Upload - Complete Page --&gt;</text:p>
      <text:p text:style-name="P2"><text:s text:c="8"/>&lt;upload_complete_header&gt;上传第三步 - 完成上传！&lt;/upload_complete_header&gt;</text:p>
      <text:p text:style-name="P2"><text:s text:c="8"/>&lt;upload_complete_text&gt;您的视频已经上传成功，视频能够在{SITENAME}和{SITENAME}手机版播放前需要转码处理几分钟。&lt;/upload_complete_text&gt;</text:p>
      <text:p text:style-name="P2"/>
      <text:p text:style-name="P2"><text:s text:c="8"/>&lt;!-- Form Messages --&gt;</text:p>
      <text:p text:style-name="P2"><text:s text:c="8"/>&lt;error_general&gt;发生错误。请重试！&lt;/error_general&gt;</text:p>
      <text:p text:style-name="P2"><text:s text:c="8"/>&lt;errors_below&gt;发生错误。请更正一下错误后重试！&lt;/errors_below&gt;</text:p>
      <text:p text:style-name="P2"><text:s text:c="8"/>&lt;error_invalid_login&gt;无效登陆！请确保您输入的用户名和密码并重试。&lt;/error_invalid_login&gt;</text:p>
      <text:p text:style-name="P2"><text:soft-page-break/><text:s text:c="8"/>&lt;error_no_users_email&gt;没有找到此邮箱对应的账号，请重试。&lt;/error_no_users_email&gt;</text:p>
      <text:p text:style-name="P2"><text:s text:c="8"/>&lt;confirm_delete_playlist&gt;视频列表将被删除，要继续吗？&lt;/confirm_delete_playlist&gt;</text:p>
      <text:p text:style-name="P2"><text:s text:c="8"/>&lt;confirm_remove_playlist_video&gt;视频将被从您的播放列表中删除，要继续吗？&lt;/confirm_remove_playlist_video&gt;</text:p>
      <text:p text:style-name="P2"><text:s text:c="8"/>&lt;confirm_delete_video&gt;视屏将被永久删除，此操作不能撤销，要继续吗？&lt;/confirm_delete_video&gt;</text:p>
      <text:p text:style-name="P2"><text:s text:c="8"/>&lt;confirm_reset_avatar&gt;您当前的头像将永远消失，此操作不能撤销，要继续吗？&lt;/confirm_reset_avatar&gt;</text:p>
      <text:p text:style-name="P2"><text:s text:c="8"/>&lt;error_username&gt;无效的用户名&lt;/error_username&gt;</text:p>
      <text:p text:style-name="P2"><text:s text:c="8"/>&lt;error_username_unavailable&gt;用户名不可用&lt;/error_username_unavailable&gt;</text:p>
      <text:p text:style-name="P2"><text:s text:c="8"/>&lt;error_password&gt;无效的密码&lt;/error_password&gt;</text:p>
      <text:p text:style-name="P2"><text:s text:c="8"/>&lt;error_password_match&gt;您两次输入的密码不一致&lt;/error_password_match&gt;</text:p>
      <text:p text:style-name="P2"><text:s text:c="8"/>&lt;error_password_confirm&gt;无效的确认密码&lt;/error_password_confirm&gt;</text:p>
      <text:p text:style-name="P2"><text:s text:c="8"/>&lt;error_security_text&gt;无效的安全提问&lt;/error_security_text&gt;</text:p>
      <text:p text:style-name="P2"><text:s text:c="8"/>&lt;error_email&gt;您需要输入一个有效的邮箱地址&lt;/error_email&gt;</text:p>
      <text:p text:style-name="P2"><text:s text:c="8"/>&lt;error_email_unavailable&gt;邮箱地址不可用&lt;/error_email_unavailable&gt;</text:p>
      <text:p text:style-name="P2"><text:s text:c="8"/>&lt;error_recipient&gt;无效的收件人用户名&lt;/error_recipient&gt;</text:p>
      <text:p text:style-name="P2"><text:s text:c="8"/>&lt;error_website_invalid&gt;无效的网址&lt;/error_website_invalid&gt;</text:p>
      <text:p text:style-name="P2"><text:s text:c="8"/>&lt;error_recipient_exist&gt;用户名不存在&lt;/error_recipient_exist&gt;</text:p>
      <text:p text:style-name="P2"><text:s text:c="8"/>&lt;error_recipient_self&gt;您不能给自己发消息&lt;/error_recipient_self&gt;</text:p>
      <text:p text:style-name="P2"><text:s text:c="8"/>&lt;error_subject&gt;无效的主题&lt;/error_subject&gt;</text:p>
      <text:p text:style-name="P2"><text:s text:c="8"/>&lt;error_message&gt;无效的信息&lt;/error_message&gt;</text:p>
      <text:p text:style-name="P2"><text:s text:c="8"/>&lt;error_title&gt;无效的标题&lt;/error_title&gt;</text:p>
      <text:p text:style-name="P2"><text:s text:c="8"/>&lt;error_description&gt;无效的描述&lt;/error_description&gt;</text:p>
      <text:p text:style-name="P2"><text:s text:c="8"/>&lt;error_tags&gt;无效的标签&lt;/error_tags&gt;</text:p>
      <text:p text:style-name="P2"><text:s text:c="8"/>&lt;error_category&gt;无效的分类&lt;/error_category&gt;</text:p>
      <text:p text:style-name="P2"><text:s text:c="8"/>&lt;error_name&gt;无效的名称&lt;/error_name&gt;</text:p>
      <text:p text:style-name="P2"><text:s text:c="8"/>&lt;error_comment_login&gt;您需要登陆才能发表评论。&lt;/error_comment_login&gt;</text:p>
      <text:p text:style-name="P2"><text:s text:c="8"/>&lt;error_comment&gt;无效的评论&lt;/error_comment&gt;</text:p>
      <text:p text:style-name="P2"><text:s text:c="8"/>&lt;error_private_url&gt;无效的私有地址&lt;/error_private_url&gt;</text:p>
      <text:p text:style-name="P2"><text:s text:c="8"/>&lt;error_status_update&gt;无效的状态更新&lt;/error_status_update&gt;</text:p>
      <text:p text:style-name="P2"><text:s text:c="8"/>&lt;error_flag_login&gt;您需要登陆才能举报不适内容。&lt;/error_flag_login&gt;</text:p>
      <text:p text:style-name="P2"><text:s text:c="8"/>&lt;error_flag_own&gt;您不能举报自己的内容。&lt;/error_flag_own&gt;</text:p>
      <text:p text:style-name="P2"><text:s text:c="8"/>&lt;error_flag_duplicate&gt;您已经举报了此视频，多谢您的帮助。&lt;/error_flag_duplicate&gt;</text:p>
      <text:p text:style-name="P2"><text:s text:c="8"/>&lt;error_favorite_own&gt;您不能将自己的视频添加到收藏夹。&lt;/error_favorite_own&gt;</text:p>
      <text:p text:style-name="P2"><text:s text:c="8"/>&lt;error_playlist_duplicate&gt;视频已经在您的播放列表。&lt;/error_playlist_duplicate&gt;</text:p>
      <text:p text:style-name="P2"><text:s text:c="8"/>&lt;error_playlist_name&gt;无效的播放列表名称&lt;/error_playlist_name&gt;</text:p>
      <text:p text:style-name="P2"><text:s text:c="8"/>&lt;error_subscribe_login&gt;您需要登陆才能订阅会员。&lt;/error_subscribe_login&gt;</text:p>
      <text:p text:style-name="P2"><text:s text:c="8"/>&lt;error_subscribe_own&gt;您不能订阅自己。&lt;/error_subscribe_own&gt;</text:p>
      <text:p text:style-name="P2"><text:s text:c="8"/>&lt;error_subscribe_duplicate&gt;您已经订阅了此会员。&lt;/error_subscribe_duplicate&gt;</text:p>
      <text:p text:style-name="P2"><text:s text:c="8"/>&lt;error_subscribe_noexist&gt;您没有订阅此会员。&lt;/error_subscribe_noexist&gt;</text:p>
      <text:p text:style-name="P2"><text:s text:c="8"/>&lt;error_rate_login&gt;您需要登陆才能给视频评分。&lt;/error_rate_login&gt;</text:p>
      <text:p text:style-name="P2"><text:s text:c="8"/>&lt;error_rate_own&gt;您不能给自己的视频评分。&lt;/error_rate_own&gt;</text:p>
      <text:p text:style-name="P2"><text:s text:c="8"/>&lt;error_rate_duplicate&gt;您已经给这个视频评分了。&lt;/error_rate_duplicate&gt;</text:p>
      <text:p text:style-name="P2"><text:s text:c="8"/>&lt;error_upload_filesize&gt;您的文件超出了最大限制。请重试。&lt;/error_upload_filesize&gt;</text:p>
      <text:p text:style-name="P2"><text:s text:c="8"/>&lt;error_upload_system&gt;&lt;![CDATA[</text:p>
      <text:p text:style-name="P2"><text:s text:c="8"/>您的文件的处理过程中遇到了错误，并且不能在这个时候上传。 我们为此表示道歉。我们已通知支持团队并会调查原因来解决此问题。 如果您继续遇到此问题，请&lt;a href="{HOST}/contact/"&gt;联系我们&lt;/a&gt;以获取进一步的帮助。</text:p>
      <text:p text:style-name="P2"><text:s text:c="8"/>]]&gt;&lt;/error_upload_system&gt;</text:p>
      <text:p text:style-name="P2"><text:s text:c="8"/>&lt;error_upload_extension&gt;您的文件格式是一种不被支持的，请重试。&lt;/error_upload_extension&gt;</text:p>
      <text:p text:style-name="P2"><text:s text:c="8"/>&lt;error_upload_empty&gt;没有文件被上传，请重试。&lt;/error_upload_empty&gt;</text:p>
      <text:p text:style-name="P2"/>
      <text:p text:style-name="P2"><text:s text:c="8"/>&lt;success_avatar_reset&gt;您的头像已重置。&lt;/success_avatar_reset&gt;</text:p>
      <text:p text:style-name="P2"><text:s text:c="8"/>&lt;success_avatar_updated&gt;您的头像已更新。&lt;/success_avatar_updated&gt;</text:p>
      <text:p text:style-name="P2"><text:s text:c="8"/>&lt;success_rated&gt;评分已提交。&lt;/success_rated&gt;</text:p>
      <text:p text:style-name="P2"><text:s text:c="8"/>&lt;success_unsubscribed&gt;您已取消订阅{USERNAME}。&lt;/success_unsubscribed&gt;</text:p>
      <text:p text:style-name="P2"><text:s text:c="8"/>&lt;success_subscribed&gt;您已成功订阅{USERNAME}。&lt;/success_subscribed&gt;</text:p>
      <text:p text:style-name="P2"><text:s text:c="8"/>&lt;success_flag&gt;多谢您的反馈，我们会立即处理。&lt;/success_flag&gt;</text:p>
      <text:p text:style-name="P2"><text:s text:c="8"/>&lt;success_status_updated&gt;您的状态已更新。&lt;/success_status_updated&gt;</text:p>
      <text:p text:style-name="P2"><text:s text:c="8"/>&lt;success_comment_posted&gt;您的评论已发布。&lt;/success_comment_posted&gt;</text:p>
      <text:p text:style-name="P2"><text:soft-page-break/><text:s text:c="8"/>&lt;success_comment_approve&gt;进的评论已提交到我们的管理团队审核。&lt;/success_comment_approve&gt;</text:p>
      <text:p text:style-name="P2"><text:s text:c="8"/>&lt;success_contact_sent&gt;多谢，您的消息已发布，我们会尽快回复。&lt;/success_contact_sent&gt;</text:p>
      <text:p text:style-name="P2"><text:s text:c="8"/>&lt;success_registered&gt;多谢，您已经成功创建账号！请检查您的邮箱以激活您的账号，请务必在收件箱和垃圾文件夹里面看看有没有您的激活邮件。&lt;/success_registered&gt;</text:p>
      <text:p text:style-name="P2"><text:s text:c="8"/>&lt;success_login_sent&gt;我们已向您发送了您的登录信息，请检查您的电子邮件。&lt;/success_login_sent&gt;</text:p>
      <text:p text:style-name="P2"><text:s text:c="8"/>&lt;success_video_updated&gt;视频已更新。&lt;/success_video_updated&gt;</text:p>
      <text:p text:style-name="P2"><text:s text:c="8"/>&lt;success_video_deleted&gt;视频已删除。&lt;/success_video_deleted&gt;</text:p>
      <text:p text:style-name="P2"><text:s text:c="8"/>&lt;success_playlist_added&gt;视频已添加到{LIST_NAME}。&lt;/success_playlist_added&gt;</text:p>
      <text:p text:style-name="P2"><text:s text:c="8"/>&lt;success_playlist_added_short&gt;已添加视频&lt;/success_playlist_added_short&gt;</text:p>
      <text:p text:style-name="P2"><text:s text:c="8"/>&lt;success_playlist_created&gt;已创建的播放列表&lt;/success_playlist_created&gt;</text:p>
      <text:p text:style-name="P2"><text:s text:c="8"/>&lt;success_playlist_updated&gt;播放列表已更新。&lt;/success_playlist_updated&gt;</text:p>
      <text:p text:style-name="P2"><text:s text:c="8"/>&lt;success_playlist_video_removed&gt;视频已从播放列表删除。&lt;/success_playlist_video_removed&gt;</text:p>
      <text:p text:style-name="P2"><text:s text:c="8"/>&lt;success_playlist_deleted&gt;播放列表已被删除。&lt;/success_playlist_deleted&gt;</text:p>
      <text:p text:style-name="P2"><text:s text:c="8"/>&lt;success_profile_updated&gt;您的个人资料已成功更新。&lt;/success_profile_updated&gt;</text:p>
      <text:p text:style-name="P2"><text:s text:c="8"/>&lt;success_privacy_updated&gt;您的隐私设置已成功更新。&lt;/success_privacy_updated&gt;</text:p>
      <text:p text:style-name="P2"><text:s text:c="8"/>&lt;success_password_updated&gt;您的密码已更新。&lt;/success_password_updated&gt;</text:p>
      <text:p text:style-name="P2"><text:s text:c="8"/>&lt;success_messages_purged&gt;消息成功删除！&lt;/success_messages_purged&gt;</text:p>
      <text:p text:style-name="P2"><text:s text:c="8"/>&lt;success_message_sent&gt;您的消息已成功送达。&lt;/success_message_sent&gt;</text:p>
      <text:p text:style-name="P2"/>
      <text:p text:style-name="P2"><text:s text:c="8"/>&lt;!-- Page Meta Tags --&gt;</text:p>
      <text:p text:style-name="P2"><text:s text:c="8"/>&lt;meta.index.title&gt;CumulusClips - 开源的视频分享内容管理系统。开源的视频分享代码，开源的视频分享软件，Youtube的克隆版&lt;/meta.index.title&gt;</text:p>
      <text:p text:style-name="P2"><text:s text:c="8"/>&lt;meta.index.keywords&gt;开源的视频分享内容管理系统,开源的视频分享代码,开源的视频分享软件,Youtube的克隆版&lt;/meta.index.keywords&gt;</text:p>
      <text:p text:style-name="P2"><text:s text:c="8"/>&lt;meta.index.description&gt;开源的视频分享内容管理系统让您能够拥有自己的视频分享网站和社区&lt;/meta.index.description&gt;</text:p>
      <text:p text:style-name="P2"><text:s text:c="8"/>&lt;meta.videos.title&gt;查看视频：&lt;/meta.videos.title&gt;</text:p>
      <text:p text:style-name="P2"><text:s text:c="8"/>&lt;meta.videos.keywords&gt;查看视频,查看,视频&lt;/meta.videos.keywords&gt;</text:p>
      <text:p text:style-name="P2"><text:s text:c="8"/>&lt;meta.videos.description&gt;在视频分享社区里查看视频&lt;/meta.videos.description&gt;</text:p>
      <text:p text:style-name="P2"><text:s text:c="8"/>&lt;meta.members.title&gt;查看会员&lt;/meta.members.title&gt;</text:p>
      <text:p text:style-name="P2"><text:s text:c="8"/>&lt;meta.members.keywords&gt;查看会员, 查看, 会员&lt;/meta.members.keywords&gt;</text:p>
      <text:p text:style-name="P2"><text:s text:c="8"/>&lt;meta.members.description&gt;查看已注册的会员。&lt;/meta.members.description&gt;</text:p>
      <text:p text:style-name="P2"><text:s text:c="8"/>&lt;meta.profile.title&gt;{MEMBER}的个人资料&lt;/meta.profile.title&gt;</text:p>
      <text:p text:style-name="P2"><text:s text:c="8"/>&lt;meta.profile.keywords&gt;会员资料, 会员, 资料&lt;/meta.profile.keywords&gt;</text:p>
      <text:p text:style-name="P2"><text:s text:c="8"/>&lt;meta.profile.description&gt;查看此会员的个人资料。&lt;/meta.profile.description&gt;</text:p>
      <text:p text:style-name="P2"><text:s text:c="8"/>&lt;meta.contact.title&gt;联系我们&lt;/meta.contact.title&gt;</text:p>
      <text:p text:style-name="P2"><text:s text:c="8"/>&lt;meta.contact.keywords&gt;联系我们, 联系, 给我们留言&lt;/meta.contact.keywords&gt;</text:p>
      <text:p text:style-name="P2"><text:s text:c="8"/>&lt;meta.contact.description&gt;联系我们。&lt;/meta.contact.description&gt;</text:p>
      <text:p text:style-name="P2"><text:s text:c="8"/>&lt;meta.activate.title&gt;激活您的账号&lt;/meta.activate.title&gt;</text:p>
      <text:p text:style-name="P2"><text:s text:c="8"/>&lt;meta.activate.keywords&gt;激活您的账号, 账号激活&lt;/meta.activate.keywords&gt;</text:p>
      <text:p text:style-name="P2"><text:s text:c="8"/>&lt;meta.activate.description&gt;激活您的账号&lt;/meta.activate.description&gt;</text:p>
      <text:p text:style-name="P2"><text:s text:c="8"/>&lt;meta.opt_out.title&gt;取消所有邮件列表&lt;/meta.opt_out.title&gt;</text:p>
      <text:p text:style-name="P2"><text:s text:c="8"/>&lt;meta.opt_out.keywords&gt;取消,邮件,邮件列表&lt;/meta.opt_out.keywords&gt;</text:p>
      <text:p text:style-name="P2"><text:s text:c="8"/>&lt;meta.opt_out.description&gt;取消所有邮件列表。&lt;/meta.opt_out.description&gt;</text:p>
      <text:p text:style-name="P2"><text:s text:c="8"/>&lt;meta.search.title&gt;关键字：'{KEYWORD}'的搜索结果&lt;/meta.search.title&gt;</text:p>
      <text:p text:style-name="P2"><text:s text:c="8"/>&lt;meta.search.keywords&gt;搜索视频, 搜索, 视频, 搜索结果&lt;/meta.search.keywords&gt;</text:p>
      <text:p text:style-name="P2"><text:s text:c="8"/>&lt;meta.search.description&gt;使用关键字搜索可能出现在标题,描述或视频标签的视频。&lt;/meta.search.description&gt;</text:p>
      <text:p text:style-name="P2"><text:s text:c="8"/>&lt;meta.login.title&gt;登录您的账号&lt;/meta.login.title&gt;</text:p>
      <text:p text:style-name="P2"><text:s text:c="8"/>&lt;meta.login.keywords&gt;登录, 账号&lt;/meta.login.keywords&gt;</text:p>
      <text:p text:style-name="P2"><text:s text:c="8"/>&lt;meta.login.description&gt;登录您的账号。&lt;/meta.login.description&gt;</text:p>
      <text:p text:style-name="P2"><text:s text:c="8"/>&lt;meta.register.title&gt;注册账号&lt;/meta.register.title&gt;</text:p>
      <text:p text:style-name="P2"><text:s text:c="8"/>&lt;meta.register.keywords&gt;注册,登记,账号&lt;/meta.register.keywords&gt;</text:p>
      <text:p text:style-name="P2"><text:s text:c="8"/>&lt;meta.register.description&gt;注册一个账号。&lt;/meta.register.description&gt;</text:p>
      <text:p text:style-name="P2"><text:s text:c="8"/>&lt;meta.system_404.title&gt;找不到页面&lt;/meta.system_404.title&gt;</text:p>
      <text:p text:style-name="P2"><text:s text:c="8"/>&lt;meta.system_404.keywords&gt;找不到页面, 错误代码404&lt;/meta.system_404.keywords&gt;</text:p>
      <text:p text:style-name="P2"><text:s text:c="8"/>&lt;meta.system_404.description&gt;错误代码404,找不到页面。&lt;/meta.system_404.description&gt;</text:p>
      <text:p text:style-name="P2"><text:s text:c="8"/>&lt;meta.system_error.title&gt;系统错误&lt;/meta.system_error.title&gt;</text:p>
      <text:p text:style-name="P2"><text:soft-page-break/><text:s text:c="8"/>&lt;meta.system_error.keywords&gt;系统错误&lt;/meta.system_error.keywords&gt;</text:p>
      <text:p text:style-name="P2"><text:s text:c="8"/>&lt;meta.system_error.description&gt;发生了一个系统错误。&lt;/meta.system_error.description&gt;</text:p>
      <text:p text:style-name="P2"><text:s text:c="8"/>&lt;meta.account_account.title&gt; 欢迎- {USERNAME}&lt;/meta.account_account.title&gt;</text:p>
      <text:p text:style-name="P2"><text:s text:c="8"/>&lt;meta.account_account.keywords&gt;欢迎&lt;/meta.account_account.keywords&gt;</text:p>
      <text:p text:style-name="P2"><text:s text:c="8"/>&lt;meta.account_account.description&gt;欢迎&lt;/meta.account_account.description&gt;</text:p>
      <text:p text:style-name="P2"><text:s text:c="8"/>&lt;meta.account_upload.title&gt;上传第一步 - 视频信息&lt;/meta.account_upload.title&gt;</text:p>
      <text:p text:style-name="P2"><text:s text:c="8"/>&lt;meta.account_upload.keywords&gt;上传视频, 第一步, 视频信息&lt;/meta.account_upload.keywords&gt;</text:p>
      <text:p text:style-name="P2"><text:s text:c="8"/>&lt;meta.account_upload.description&gt;上传第一步 - 视频信息。&lt;/meta.account_upload.description&gt;</text:p>
      <text:p text:style-name="P2"><text:s text:c="8"/>&lt;meta.account_upload_video.title&gt;上传第二步 - 上传视频&lt;/meta.account_upload_video.title&gt;</text:p>
      <text:p text:style-name="P2"><text:s text:c="8"/>&lt;meta.account_upload_video.keywords&gt;上传视频, 第二步&lt;/meta.account_upload_video.keywords&gt;</text:p>
      <text:p text:style-name="P2"><text:s text:c="8"/>&lt;meta.account_upload_video.description&gt;上传视频第二步 - 上传视频&lt;/meta.account_upload_video.description&gt;</text:p>
      <text:p text:style-name="P2"><text:s text:c="8"/>&lt;meta.account_upload_complete.title&gt;上传第三步 - 完成上传！&lt;/meta.account_upload_complete.title&gt;</text:p>
      <text:p text:style-name="P2"><text:s text:c="8"/>&lt;meta.account_upload_complete.keywords&gt;上传视频, 第三步, 完成上传&lt;/meta.account_upload_complete.keywords&gt;</text:p>
      <text:p text:style-name="P2"><text:s text:c="8"/>&lt;meta.account_upload_complete.description&gt;上传第三步 - 完成上传！&lt;/meta.account_upload_complete.description&gt;</text:p>
      <text:p text:style-name="P2"><text:s text:c="8"/>&lt;meta.account_videos_edit.title&gt;编辑视频&lt;/meta.account_videos_edit.title&gt;</text:p>
      <text:p text:style-name="P2"><text:s text:c="8"/>&lt;meta.account_videos_edit.keywords&gt;编辑视频, 视频信息&lt;/meta.account_videos_edit.keywords&gt;</text:p>
      <text:p text:style-name="P2"><text:s text:c="8"/>&lt;meta.account_videos_edit.description&gt;编辑视频信息。&lt;/meta.account_videos_edit.description&gt;</text:p>
      <text:p text:style-name="P2"><text:s text:c="8"/>&lt;meta.account_videos.title&gt;我的视频&lt;/meta.account_videos.title&gt;</text:p>
      <text:p text:style-name="P2"><text:s text:c="8"/>&lt;meta.account_videos.keywords&gt;我的视频,视频&lt;/meta.account_videos.keywords&gt;</text:p>
      <text:p text:style-name="P2"><text:s text:c="8"/>&lt;meta.account_videos.description&gt;查看该用户视频。&lt;/meta.account_videos.description&gt;</text:p>
      <text:p text:style-name="P2"><text:s text:c="8"/>&lt;meta.account_playlists.title&gt;我的播放列表&lt;/meta.account_playlists.title&gt;</text:p>
      <text:p text:style-name="P2"><text:s text:c="8"/>&lt;meta.account_playlists.keywords&gt;我的播放列表, 播放列表&lt;/meta.account_playlists.keywords&gt;</text:p>
      <text:p text:style-name="P2"><text:s text:c="8"/>&lt;meta.account_playlists.description&gt;查看我的所有播放列表。&lt;/meta.account_playlists.description&gt;</text:p>
      <text:p text:style-name="P2"><text:s text:c="8"/>&lt;meta.account_playlists_edit.title&gt;编辑播放列表: {PLAYLIST_NAME}&lt;/meta.account_playlists_edit.title&gt;</text:p>
      <text:p text:style-name="P2"><text:s text:c="8"/>&lt;meta.account_playlists_edit.keywords&gt;播放列表视频, 视频, 播放列表, 编辑&lt;/meta.account_playlists_edit.keywords&gt;</text:p>
      <text:p text:style-name="P2"><text:s text:c="8"/>&lt;meta.account_playlists_edit.description&gt;更新播放列表, 并查看所有播放列表的视频。&lt;/meta.account_playlists_edit.description&gt;</text:p>
      <text:p text:style-name="P2"><text:s text:c="8"/>&lt;meta.account_update_profile.title&gt;更新个人资料&lt;/meta.account_update_profile.title&gt;</text:p>
      <text:p text:style-name="P2"><text:s text:c="8"/>&lt;meta.account_update_profile.keywords&gt;更新个人资料, 个人资料&lt;/meta.account_update_profile.keywords&gt;</text:p>
      <text:p text:style-name="P2"><text:s text:c="8"/>&lt;meta.account_update_profile.description&gt;更新个人资料信息。&lt;/meta.account_update_profile.description&gt;</text:p>
      <text:p text:style-name="P2"><text:s text:c="8"/>&lt;meta.account_privacy_settings.title&gt;隐私设置&lt;/meta.account_privacy_settings.title&gt;</text:p>
      <text:p text:style-name="P2"><text:s text:c="8"/>&lt;meta.account_privacy_settings.keywords&gt;隐私设置,更新隐私设置&lt;/meta.account_privacy_settings.keywords&gt;</text:p>
      <text:p text:style-name="P2"><text:s text:c="8"/>&lt;meta.account_privacy_settings.description&gt;更新隐私设置&lt;/meta.account_privacy_settings.description&gt;</text:p>
      <text:p text:style-name="P2"><text:s text:c="8"/>&lt;meta.account_change_password.title&gt;更改密码&lt;/meta.account_change_password.title&gt;</text:p>
      <text:p text:style-name="P2"><text:s text:c="8"/>&lt;meta.account_change_password.keywords&gt;更改密码,更改密码, 更改密码&lt;/meta.account_change_password.keywords&gt;</text:p>
      <text:p text:style-name="P2"><text:s text:c="8"/>&lt;meta.account_change_password.description&gt;更改用户密码。&lt;/meta.account_change_password.description&gt;</text:p>
      <text:p text:style-name="P2"><text:s text:c="8"/>&lt;meta.account_subscriptions.title&gt;我的订阅&lt;/meta.account_subscriptions.title&gt;</text:p>
      <text:p text:style-name="P2"><text:soft-page-break/><text:s text:c="8"/>&lt;meta.account_subscriptions.keywords&gt;订阅, 会员订阅&lt;/meta.account_subscriptions.keywords&gt;</text:p>
      <text:p text:style-name="P2"><text:s text:c="8"/>&lt;meta.account_subscriptions.description&gt;查看所有用户的订阅会员。&lt;/meta.account_subscriptions.description&gt;</text:p>
      <text:p text:style-name="P2"><text:s text:c="8"/>&lt;meta.account_subscribers.title&gt;我的订阅&lt;/meta.account_subscribers.title&gt;</text:p>
      <text:p text:style-name="P2"><text:s text:c="8"/>&lt;meta.account_subscribers.keywords&gt;订阅, 订阅会员&lt;/meta.account_subscribers.keywords&gt;</text:p>
      <text:p text:style-name="P2"><text:s text:c="8"/>&lt;meta.account_subscribers.description&gt;查看此会员的所有订阅。&lt;/meta.account_subscribers.description&gt;</text:p>
      <text:p text:style-name="P2"><text:s text:c="8"/>&lt;meta.account_message_inbox.title&gt;消息收件箱&lt;/meta.account_message_inbox.title&gt;</text:p>
      <text:p text:style-name="P2"><text:s text:c="8"/>&lt;meta.account_message_inbox.keywords&gt;消息收件箱, 消息, 收件箱&lt;/meta.account_message_inbox.keywords&gt;</text:p>
      <text:p text:style-name="P2"><text:s text:c="8"/>&lt;meta.account_message_inbox.description&gt;查看所有消息。&lt;/meta.account_message_inbox.description&gt;</text:p>
      <text:p text:style-name="P2"><text:s text:c="8"/>&lt;meta.account_message_read.title&gt;阅读消息&lt;/meta.account_message_read.title&gt;</text:p>
      <text:p text:style-name="P2"><text:s text:c="8"/>&lt;meta.account_message_read.keywords&gt;阅读消息, 消息&lt;/meta.account_message_read.keywords&gt;</text:p>
      <text:p text:style-name="P2"><text:s text:c="8"/>&lt;meta.account_message_read.description&gt;阅读消息。&lt;/meta.account_message_read.description&gt;</text:p>
      <text:p text:style-name="P2"><text:s text:c="8"/>&lt;meta.account_message_send.title&gt;发送信息&lt;/meta.account_message_send.title&gt;</text:p>
      <text:p text:style-name="P2"><text:s text:c="8"/>&lt;meta.account_message_send.keywords&gt;发消息, 消息&lt;/meta.account_message_send.keywords&gt;</text:p>
      <text:p text:style-name="P2"><text:s text:c="8"/>&lt;meta.account_message_send.description&gt;向其他会员发消息。&lt;/meta.account_message_send.description&gt;</text:p>
      <text:p text:style-name="P2"><text:s text:c="8"/>&lt;meta.mobile_videos.title&gt;浏览视频&lt;/meta.mobile_videos.title&gt;</text:p>
      <text:p text:style-name="P2"><text:s text:c="8"/>&lt;meta.mobile_search.title&gt;搜索视频&lt;/meta.mobile_search.title&gt;</text:p>
      <text:p text:style-name="P2"><text:s text:c="4"/>&lt;/terms&gt;</text:p>
      <text:p text:style-name="P2"/>
      <text:p text:style-name="P2">&lt;/languag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IPA Pゴシック1" svg:font-family="'IPA Pゴシック'"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IPA P明朝" style:font-size-asian="10.5pt" style:language-asian="ja" style:country-asian="JP"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IPA P明朝" style:font-size-asian="10.5pt" style:language-asian="ja" style:country-asian="JP"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IPA Pゴシック" style:font-family-asian="'IPA Pゴシック'"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IPA Pゴシック1" style:font-family-asian="'IPA Pゴシック'"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9-19T12:31:26.645001590</dc:date>
    <meta:editing-duration>PT3H28M1S</meta:editing-duration>
    <meta:editing-cycles>9</meta:editing-cycles>
    <meta:generator>LibreOffice/5.1.3.2$Linux_X86_64 LibreOffice_project/10m0$Build-2</meta:generator>
    <meta:document-statistic meta:table-count="0" meta:image-count="0" meta:object-count="0" meta:page-count="10" meta:paragraph-count="483" meta:word-count="4710" meta:character-count="25625" meta:non-whitespace-character-count="21548"/>
  </office:meta>
</office:document-meta>
</file>